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dae3e3" loext:opacity="100%" style:font-name="Droid Sans Mono" fo:font-size="10.5pt" fo:font-weight="normal" fo:background-color="#1f272a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7f8c8d" loext:opacity="100%" style:font-name="Droid Sans Mono" fo:font-size="10.5pt" fo:font-weight="normal" fo:background-color="#1f272a"/>
    </style:style>
    <style:style style:name="P4" style:family="paragraph" style:parent-style-name="Standard">
      <style:paragraph-properties style:line-height-at-least="0.198in"/>
      <style:text-properties fo:color="#dae3e3" loext:opacity="100%" style:font-name="Droid Sans Mono" fo:font-size="10.5pt" fo:font-weight="normal" fo:background-color="#1f272a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7fcbcd" loext:opacity="100%"/>
    </style:style>
    <style:style style:name="T1" style:family="text">
      <style:text-properties fo:color="#c586c0" loext:opacity="100%"/>
    </style:style>
    <style:style style:name="T2" style:family="text">
      <style:text-properties fo:color="#7fcbcd" loext:opacity="100%"/>
    </style:style>
    <style:style style:name="T3" style:family="text">
      <style:text-properties fo:color="#0ca1a6" loext:opacity="100%"/>
    </style:style>
    <style:style style:name="T4" style:family="text">
      <style:text-properties fo:color="#f39c12" loext:opacity="100%"/>
    </style:style>
    <style:style style:name="T5" style:family="text">
      <style:text-properties fo:color="#7f8c8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2">&lt;WiFi.h&gt;</text:span></text:p>
      <text:p text:style-name="P1"><text:span text:style-name="T1">#include</text:span> <text:span text:style-name="T2">&lt;PubSubClient.h&gt;</text:span></text:p>
      <text:p text:style-name="P2"/>
      <text:p text:style-name="P3">// Configuración de la red Wi-Fi</text:p>
      <text:p text:style-name="P1"><text:span text:style-name="T3">const</text:span> <text:span text:style-name="T3">char</text:span>* ssid = <text:span text:style-name="T2">"SENSORES"</text:span>;</text:p>
      <text:p text:style-name="P1"><text:span text:style-name="T3">const</text:span> <text:span text:style-name="T3">char</text:span>* password = <text:span text:style-name="T2">"Lu1s331990@"</text:span>;</text:p>
      <text:p text:style-name="P2"/>
      <text:p text:style-name="P3">// Configuración del broker MQTT</text:p>
      <text:p text:style-name="P1"><text:span text:style-name="T3">const</text:span> <text:span text:style-name="T3">char</text:span>* mqtt_server = <text:span text:style-name="T2">"192.168.0.101"</text:span>;</text:p>
      <text:p text:style-name="P1"><text:span text:style-name="T3">const</text:span> <text:span text:style-name="T3">int</text:span> mqtt_port = <text:span text:style-name="T2">1883</text:span>;</text:p>
      <text:p text:style-name="P1"><text:span text:style-name="T3">const</text:span> <text:span text:style-name="T3">char</text:span>* mqtt_user = <text:span text:style-name="T2">"lfgelo"</text:span>;</text:p>
      <text:p text:style-name="P1"><text:span text:style-name="T3">const</text:span> <text:span text:style-name="T3">char</text:span>* mqtt_password = <text:span text:style-name="T2">"12345"</text:span>;</text:p>
      <text:p text:style-name="P1"><text:span text:style-name="T3">const</text:span> <text:span text:style-name="T3">char</text:span>* mqtt_topic = <text:span text:style-name="T2">"esp32/anemometro"</text:span>;</text:p>
      <text:p text:style-name="P2"/>
      <text:p text:style-name="P3">// Cliente Wi-Fi y MQTT</text:p>
      <text:p text:style-name="P1">WiFiClient espClient;</text:p>
      <text:p text:style-name="P1">PubSubClient <text:span text:style-name="T4">client</text:span>(espClient);</text:p>
      <text:p text:style-name="P2"/>
      <text:p text:style-name="P3">// Configuración del pin</text:p>
      <text:p text:style-name="P1"><text:span text:style-name="T3">const</text:span> <text:span text:style-name="T3">int</text:span> pinAnemometro = <text:span text:style-name="T2">32</text:span>;</text:p>
      <text:p text:style-name="P2"/>
      <text:p text:style-name="P3">// Parámetros de calibración adaptados</text:p>
      <text:p text:style-name="P1"><text:span text:style-name="T3">const</text:span> <text:span text:style-name="T3">float</text:span> voltajeMinimo = <text:span text:style-name="T2">0.04</text:span>;<text:span text:style-name="T5"> // Umbral mínimo para considerar lectura válida</text:span></text:p>
      <text:p text:style-name="P1"><text:span text:style-name="T3">const</text:span> <text:span text:style-name="T3">float</text:span> voltajeMaximo = <text:span text:style-name="T2">0.7</text:span>;<text:span text:style-name="T5"> // Máximo esperado del ventilador</text:span></text:p>
      <text:p text:style-name="P1"><text:span text:style-name="T3">const</text:span> <text:span text:style-name="T3">float</text:span> velocidadMaxima = <text:span text:style-name="T2">32.4</text:span>;<text:span text:style-name="T5"> // m/s, velocidad máxima asociada al máximo voltaje</text:span></text:p>
      <text:p text:style-name="P2"/>
      <text:p text:style-name="P1"><text:span text:style-name="T3">const</text:span> <text:span text:style-name="T3">float</text:span> mps_a_kmh = <text:span text:style-name="T2">3.6</text:span>;</text:p>
      <text:p text:style-name="P1"><text:span text:style-name="T3">const</text:span> <text:span text:style-name="T3">float</text:span> mps_a_mph = <text:span text:style-name="T2">2.23694</text:span>;</text:p>
      <text:p text:style-name="P2"/>
      <text:p text:style-name="P1"><text:span text:style-name="T3">const</text:span> <text:span text:style-name="T3">int</text:span> numMuestras = <text:span text:style-name="T2">10</text:span>;</text:p>
      <text:p text:style-name="P1"><text:span text:style-name="T3">unsigned</text:span> <text:span text:style-name="T3">long</text:span> lastMsgTime = <text:span text:style-name="T2">0</text:span>;</text:p>
      <text:p text:style-name="P1"><text:span text:style-name="T3">const</text:span> <text:span text:style-name="T3">long</text:span> intervaloPublicacion = <text:span text:style-name="T2">1000</text:span>;<text:span text:style-name="T5"> // 1 segundo</text:span></text:p>
      <text:p text:style-name="P2"/>
      <text:p text:style-name="P1"><text:span text:style-name="T3">void</text:span> <text:span text:style-name="T4">setup_wifi</text:span>() {</text:p>
      <text:p text:style-name="P1"><text:span text:style-name="T4">delay</text:span>(<text:span text:style-name="T2">10</text:span>);</text:p>
      <text:p text:style-name="P1"><text:span text:style-name="T4">Serial</text:span>.<text:span text:style-name="T4">println</text:span>();</text:p>
      <text:p text:style-name="P1"><text:span text:style-name="T4">Serial</text:span>.<text:span text:style-name="T4">print</text:span>(<text:span text:style-name="T2">"Conectando a "</text:span>);</text:p>
      <text:p text:style-name="P1"><text:span text:style-name="T4">Serial</text:span>.<text:span text:style-name="T4">println</text:span>(ssid);</text:p>
      <text:p text:style-name="P2"/>
      <text:p text:style-name="P1"><text:span text:style-name="T4">WiFi</text:span>.<text:span text:style-name="T4">begin</text:span>(ssid, password);</text:p>
      <text:p text:style-name="P2"/>
      <text:p text:style-name="P1"><text:span text:style-name="T1">while</text:span> (<text:span text:style-name="T4">WiFi</text:span>.<text:span text:style-name="T4">status</text:span>() != WL_CONNECTED) {</text:p>
      <text:p text:style-name="P1"><text:span text:style-name="T4">delay</text:span>(<text:span text:style-name="T2">500</text:span>);</text:p>
      <text:p text:style-name="P1"><text:span text:style-name="T4">Serial</text:span>.<text:span text:style-name="T4">print</text:span>(<text:span text:style-name="T2">"."</text:span>);</text:p>
      <text:p text:style-name="P1">}</text:p>
      <text:p text:style-name="P2"/>
      <text:p text:style-name="P1"><text:span text:style-name="T4">Serial</text:span>.<text:span text:style-name="T4">println</text:span>(<text:span text:style-name="T2">"\nWiFi conectado"</text:span>);</text:p>
      <text:p text:style-name="P1"><text:span text:style-name="T4">Serial</text:span>.<text:span text:style-name="T4">print</text:span>(<text:span text:style-name="T2">"Dirección IP: "</text:span>);</text:p>
      <text:p text:style-name="P1"><text:span text:style-name="T4">Serial</text:span>.<text:span text:style-name="T4">println</text:span>(<text:span text:style-name="T4">WiFi</text:span>.<text:span text:style-name="T4">localIP</text:span>());</text:p>
      <text:p text:style-name="P1">}</text:p>
      <text:p text:style-name="P2"><text:soft-page-break/></text:p>
      <text:p text:style-name="P1"><text:span text:style-name="T3">void</text:span> <text:span text:style-name="T4">reconnect</text:span>() {</text:p>
      <text:p text:style-name="P1"><text:span text:style-name="T1">while</text:span> (!<text:span text:style-name="T4">client</text:span>.<text:span text:style-name="T4">connected</text:span>()) {</text:p>
      <text:p text:style-name="P1"><text:span text:style-name="T4">Serial</text:span>.<text:span text:style-name="T4">print</text:span>(<text:span text:style-name="T2">"Intentando conexión MQTT..."</text:span>);</text:p>
      <text:p text:style-name="P1"><text:span text:style-name="T1">if</text:span> (<text:span text:style-name="T4">client</text:span>.<text:span text:style-name="T4">connect</text:span>(<text:span text:style-name="T2">"ESP32Client"</text:span>, mqtt_user, mqtt_password)) {</text:p>
      <text:p text:style-name="P1"><text:span text:style-name="T4">Serial</text:span>.<text:span text:style-name="T4">println</text:span>(<text:span text:style-name="T2">"Conectado al broker MQTT"</text:span>);</text:p>
      <text:p text:style-name="P1">} <text:span text:style-name="T1">else</text:span> {</text:p>
      <text:p text:style-name="P1"><text:span text:style-name="T4">Serial</text:span>.<text:span text:style-name="T4">print</text:span>(<text:span text:style-name="T2">"Fallo, rc="</text:span>);</text:p>
      <text:p text:style-name="P1"><text:span text:style-name="T4">Serial</text:span>.<text:span text:style-name="T4">print</text:span>(<text:span text:style-name="T4">client</text:span>.<text:span text:style-name="T4">state</text:span>());</text:p>
      <text:p text:style-name="P1"><text:span text:style-name="T4">Serial</text:span>.<text:span text:style-name="T4">println</text:span>(<text:span text:style-name="T2">" Intentando de nuevo en 5 segundos"</text:span>);</text:p>
      <text:p text:style-name="P1"><text:span text:style-name="T4">delay</text:span>(<text:span text:style-name="T2">5000</text:span>);</text:p>
      <text:p text:style-name="P1">}</text:p>
      <text:p text:style-name="P1">}</text:p>
      <text:p text:style-name="P1">}</text:p>
      <text:p text:style-name="P2"/>
      <text:p text:style-name="P1"><text:span text:style-name="T3">void</text:span> <text:span text:style-name="T4">setup</text:span>() {</text:p>
      <text:p text:style-name="P1"><text:span text:style-name="T4">Serial</text:span>.<text:span text:style-name="T4">begin</text:span>(<text:span text:style-name="T2">115200</text:span>);</text:p>
      <text:p text:style-name="P1"><text:span text:style-name="T4">setup_wifi</text:span>();</text:p>
      <text:p text:style-name="P1"><text:span text:style-name="T4">client</text:span>.<text:span text:style-name="T4">setServer</text:span>(mqtt_server, mqtt_port);</text:p>
      <text:p text:style-name="P2"/>
      <text:p text:style-name="P1"><text:span text:style-name="T4">analogSetAttenuation</text:span>(ADC_11db);<text:span text:style-name="T5"> // Permite medir hasta ~3.3V en ESP32</text:span></text:p>
      <text:p text:style-name="P1">}</text:p>
      <text:p text:style-name="P2"/>
      <text:p text:style-name="P1"><text:span text:style-name="T3">void</text:span> <text:span text:style-name="T4">loop</text:span>() {</text:p>
      <text:p text:style-name="P1"><text:span text:style-name="T1">if</text:span> (!<text:span text:style-name="T4">client</text:span>.<text:span text:style-name="T4">connected</text:span>()) {</text:p>
      <text:p text:style-name="P1"><text:span text:style-name="T4">reconnect</text:span>();</text:p>
      <text:p text:style-name="P1">}</text:p>
      <text:p text:style-name="P1"><text:span text:style-name="T4">client</text:span>.<text:span text:style-name="T4">loop</text:span>();</text:p>
      <text:p text:style-name="P2"/>
      <text:p text:style-name="P1"><text:span text:style-name="T3">unsigned</text:span> <text:span text:style-name="T3">long</text:span> now = <text:span text:style-name="T4">millis</text:span>();</text:p>
      <text:p text:style-name="P1"><text:span text:style-name="T1">if</text:span> (now - lastMsgTime &gt; intervaloPublicacion) {</text:p>
      <text:p text:style-name="P1">lastMsgTime = now;</text:p>
      <text:p text:style-name="P2"/>
      <text:p text:style-name="P3">// Lectura y procesamiento del anemómetro</text:p>
      <text:p text:style-name="P1"><text:span text:style-name="T3">int</text:span> sumaLecturas = <text:span text:style-name="T2">0</text:span>;</text:p>
      <text:p text:style-name="P1"><text:span text:style-name="T1">for</text:span> (<text:span text:style-name="T3">int</text:span> i = <text:span text:style-name="T2">0</text:span>; i &lt; numMuestras; i++) {</text:p>
      <text:p text:style-name="P1"><text:span text:style-name="T3">int</text:span> lectura = <text:span text:style-name="T4">analogRead</text:span>(pinAnemometro);</text:p>
      <text:p text:style-name="P1">sumaLecturas += lectura;</text:p>
      <text:p text:style-name="P1"><text:span text:style-name="T4">delay</text:span>(<text:span text:style-name="T2">5</text:span>);</text:p>
      <text:p text:style-name="P1">}</text:p>
      <text:p text:style-name="P1"><text:span text:style-name="T3">float</text:span> promedioLectura = sumaLecturas / (<text:span text:style-name="T3">float</text:span>)numMuestras;</text:p>
      <text:p text:style-name="P1"><text:span text:style-name="T3">float</text:span> voltaje = (promedioLectura / <text:span text:style-name="T2">4095.0</text:span>) * <text:span text:style-name="T2">3.3</text:span>;</text:p>
      <text:p text:style-name="P1">voltaje = <text:span text:style-name="T4">constrain</text:span>(voltaje, voltajeMinimo, voltajeMaximo);</text:p>
      <text:p text:style-name="P2"/>
      <text:p text:style-name="P1"><text:span text:style-name="T3">float</text:span> velocidad_mps = ((voltaje - voltajeMinimo) / (voltajeMaximo - voltajeMinimo)) * velocidadMaxima;</text:p>
      <text:p text:style-name="P1"><text:span text:style-name="T3">float</text:span> velocidad_kmh = velocidad_mps * mps_a_kmh;</text:p>
      <text:p text:style-name="P1"><text:span text:style-name="T3">float</text:span> velocidad_mph = velocidad_mps * mps_a_mph;</text:p>
      <text:p text:style-name="P2"/>
      <text:p text:style-name="P1"><text:span text:style-name="T4">Serial</text:span>.<text:span text:style-name="T4">print</text:span>(<text:span text:style-name="T2">"Voltaje: "</text:span>);</text:p>
      <text:p text:style-name="P1"><text:soft-page-break/><text:span text:style-name="T4">Serial</text:span>.<text:span text:style-name="T4">print</text:span>(voltaje, <text:span text:style-name="T2">3</text:span>);</text:p>
      <text:p text:style-name="P1"><text:span text:style-name="T4">Serial</text:span>.<text:span text:style-name="T4">print</text:span>(<text:span text:style-name="T2">" V | Velocidad: "</text:span>);</text:p>
      <text:p text:style-name="P1"><text:span text:style-name="T4">Serial</text:span>.<text:span text:style-name="T4">print</text:span>(velocidad_mps, <text:span text:style-name="T2">2</text:span>);</text:p>
      <text:p text:style-name="P1"><text:span text:style-name="T4">Serial</text:span>.<text:span text:style-name="T4">print</text:span>(<text:span text:style-name="T2">" m/s | "</text:span>);</text:p>
      <text:p text:style-name="P1"><text:span text:style-name="T4">Serial</text:span>.<text:span text:style-name="T4">print</text:span>(velocidad_kmh, <text:span text:style-name="T2">2</text:span>);</text:p>
      <text:p text:style-name="P1"><text:span text:style-name="T4">Serial</text:span>.<text:span text:style-name="T4">print</text:span>(<text:span text:style-name="T2">" km/h | "</text:span>);</text:p>
      <text:p text:style-name="P1"><text:span text:style-name="T4">Serial</text:span>.<text:span text:style-name="T4">print</text:span>(velocidad_mph, <text:span text:style-name="T2">2</text:span>);</text:p>
      <text:p text:style-name="P1"><text:span text:style-name="T4">Serial</text:span>.<text:span text:style-name="T4">println</text:span>(<text:span text:style-name="T2">" mph"</text:span>);</text:p>
      <text:p text:style-name="P2"/>
      <text:p text:style-name="P3">// Formato JSON para MQTT</text:p>
      <text:p text:style-name="P1"><text:span text:style-name="T3">char</text:span> <text:span text:style-name="T4">mensaje</text:span>[<text:span text:style-name="T2">100</text:span>];</text:p>
      <text:p text:style-name="P1"><text:span text:style-name="T4">snprintf</text:span>(mensaje, sizeof(mensaje),</text:p>
      <text:p text:style-name="P1"><text:span text:style-name="T2">"{\"voltaje\":%.3f,\"mps\":%.2f,\"kmh\":%.2f,\"mph\":%.2f}"</text:span>,</text:p>
      <text:p text:style-name="P1">voltaje, velocidad_mps, velocidad_kmh, velocidad_mph);</text:p>
      <text:p text:style-name="P1"><text:span text:style-name="T4">client</text:span>.<text:span text:style-name="T4">publish</text:span>(mqtt_topic, mensaje);</text:p>
      <text:p text:style-name="P1">}</text:p>
      <text:p text:style-name="P1">}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19:13:07.377517030</meta:creation-date>
    <dc:date>2025-06-25T20:06:57.894554225</dc:date>
    <meta:editing-duration>PT43M36S</meta:editing-duration>
    <meta:editing-cycles>1</meta:editing-cycles>
    <meta:document-statistic meta:table-count="0" meta:image-count="0" meta:object-count="0" meta:page-count="3" meta:paragraph-count="96" meta:word-count="352" meta:character-count="2879" meta:non-whitespace-character-count="2623"/>
    <meta:generator>LibreOffice/25.2.4.3$Linux_X86_64 LibreOffice_project/520$Build-3</meta:generator>
  </office:meta>
</office:document-meta>
</file>